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3.51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0.951cm"/>
    </style:style>
    <style:style style:family="table-column" style:name="co4">
      <style:table-column-properties fo:break-before="auto" style:column-width="0.67cm"/>
    </style:style>
    <style:style style:family="table-column" style:name="co5">
      <style:table-column-properties fo:break-before="auto" style:column-width="2.125cm"/>
    </style:style>
    <style:style style:family="table-column" style:name="co6">
      <style:table-column-properties fo:break-before="auto" style:column-width="2.432cm"/>
    </style:style>
    <style:style style:family="table-column" style:name="co7">
      <style:table-column-properties fo:break-before="auto" style:column-width="1.901cm"/>
    </style:style>
    <style:style style:family="table-column" style:name="co8">
      <style:table-column-properties fo:break-before="auto" style:column-width="2.041cm"/>
    </style:style>
    <style:style style:family="table-column" style:name="co9">
      <style:table-column-properties fo:break-before="auto" style:column-width="2.21cm"/>
    </style:style>
    <style:style style:family="table-column" style:name="co10">
      <style:table-column-properties fo:break-before="auto" style:column-width="2.321cm"/>
    </style:style>
    <style:style style:family="table-column" style:name="co11">
      <style:table-column-properties fo:break-before="auto" style:column-width="2.069cm"/>
    </style:style>
    <style:style style:family="table-column" style:name="co12">
      <style:table-column-properties fo:break-before="auto" style:column-width="2.097cm"/>
    </style:style>
    <style:style style:family="table-column" style:name="co13">
      <style:table-column-properties fo:break-before="auto" style:column-width="1.79cm"/>
    </style:style>
    <style:style style:family="table-column" style:name="co14">
      <style:table-column-properties fo:break-before="auto" style:column-width="1.062cm"/>
    </style:style>
    <style:style style:family="table-column" style:name="co1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464cm"/>
    </style:style>
    <style:style style:family="table-row" style:name="ro3">
      <style:table-row-properties fo:break-before="auto" style:use-optimal-row-height="false" style:row-height="0.702cm"/>
    </style:style>
    <style:style style:family="table-row" style:name="ro4">
      <style:table-row-properties fo:break-before="auto" style:use-optimal-row-height="false" style:row-height="0.63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Staat_20_IIIA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2.49pt solid #000000" fo:border-top="none" fo:background-color="transparent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graphic" style:name="gr2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taat IIIA">
        <office:forms form:apply-design-mode="false" form:automatic-focus="false"/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 table:number-columns-repeated="4"/>
        <table:table-column table:style-name="co8" table:default-cell-style-name="ce25"/>
        <table:table-column table:style-name="co7" table:default-cell-style-name="ce25" table:number-columns-repeated="3"/>
        <table:table-column table:style-name="co9" table:default-cell-style-name="ce25"/>
        <table:table-column table:style-name="co7" table:default-cell-style-name="ce25" table:number-columns-repeated="2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default-cell-style-name="ce25"/>
        <table:table-column table:style-name="co13" table:default-cell-style-name="ce39" table:number-columns-repeated="2"/>
        <table:table-column table:style-name="co14" table:default-cell-style-name="ce48"/>
        <table:table-column table:style-name="co13" table:default-cell-style-name="ce39"/>
        <table:table-column table:style-name="co15" table:default-cell-style-name="Default" table:number-columns-repeated="999"/>
        <table:table-row table:style-name="ro1">
          <table:table-cell ns41:value-type="string" table:number-rows-spanned="1" table:style-name="TL Title" table:number-columns-spanned="25" office:value-type="string">
            <text:p>Beroepstelling 1920, Deel 3, Staat IIIA: Onderscheiding der vreemdelingen in de positie A, B en C naar de nationaliteit, het geslacht en naar de bedrijfsgroepen, voor het totaal van het Rijk</text:p>
          </table:table-cell>
          <table:covered-table-cell table:style-name="TL Title" table:number-columns-repeated="23"/>
          <table:covered-table-cell table:style-name="ce51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BEDRIJF</text:p>
          </table:table-cell>
          <table:table-cell ns41:value-type="string" table:number-rows-spanned="4" table:style-name="TL RowProperty" table:number-columns-spanned="1" office:value-type="string">
            <office:annotation draw:style-name="gr1" svg:height="3.126cm" draw:caption-point-y="0.275cm" svg:width="8.757cm" svg:x="6.794cm" draw:caption-point-x="7.46cm" svg:y="0.74cm" draw:text-style-name="P1">
              <dc:creator>CDM</dc:creator>
              <dc:date>2014-12-12T00:00:00</dc:date>
              <text:p text:style-name="P1"><text:span text:style-name="T1">Positie A: Personen die hoofd zijn van een onderneming voor eigen rekening. </text:span></text:p>
              <text:p text:style-name="P1"><text:span text:style-name="T1">Positie B: Personen die hoofd zijn van een onderneming voor rekening van een ander (vnl. directeuren van naamlooze vennootschappen).</text:span></text:p>
              <text:p text:style-name="P1"><text:span text:style-name="T1">Positie C: Personen belast met opzicht (bedrijfsleiders, meesterknechts, enz.).</text:span></text:p>
            </office:annotation>
            <text:p>Positie</text:p>
          </table:table-cell>
          <table:table-cell ns41:value-type="string" table:number-rows-spanned="4" table:style-name="TL RowProperty" table:number-columns-spanned="1" office:value-type="string">
            <text:p>Geslacht</text:p>
          </table:table-cell>
          <table:table-cell table:style-name="ce26"/>
          <table:table-cell ns41:value-type="string" table:number-rows-spanned="4" table:style-name="TL ColHeader" table:number-columns-spanned="1" office:value-type="string">
            <text:p>België </text:p>
          </table:table-cell>
          <table:table-cell ns41:value-type="string" table:number-rows-spanned="4" table:style-name="TL ColHeader" table:number-columns-spanned="1" office:value-type="string">
            <text:p>Duitschland</text:p>
          </table:table-cell>
          <table:table-cell ns41:value-type="string" table:number-rows-spanned="4" table:style-name="TL ColHeader" table:number-columns-spanned="1" office:value-type="string">
            <text:p>Groot-Brittannië en Ierland</text:p>
          </table:table-cell>
          <table:table-cell ns41:value-type="string" table:number-rows-spanned="4" table:style-name="TL ColHeader" table:number-columns-spanned="1" office:value-type="string">
            <text:p>Frankrijk</text:p>
          </table:table-cell>
          <table:table-cell ns41:value-type="string" table:number-rows-spanned="4" table:style-name="TL ColHeader" table:number-columns-spanned="1" office:value-type="string">
            <text:p>Hongarije</text:p>
          </table:table-cell>
          <table:table-cell ns41:value-type="string" table:number-rows-spanned="4" table:style-name="TL ColHeader" table:number-columns-spanned="1" office:value-type="string">
            <text:p>Italië</text:p>
          </table:table-cell>
          <table:table-cell ns41:value-type="string" table:number-rows-spanned="4" table:style-name="TL ColHeader" table:number-columns-spanned="1" office:value-type="string">
            <text:p>Oostenrijk</text:p>
          </table:table-cell>
          <table:table-cell ns41:value-type="string" table:number-rows-spanned="4" table:style-name="TL ColHeader" table:number-columns-spanned="1" office:value-type="string">
            <text:p>Polen</text:p>
          </table:table-cell>
          <table:table-cell ns41:value-type="string" table:number-rows-spanned="4" table:style-name="TL ColHeader" table:number-columns-spanned="1" office:value-type="string">
            <text:p>Rusland</text:p>
          </table:table-cell>
          <table:table-cell ns41:value-type="string" table:number-rows-spanned="4" table:style-name="TL ColHeader" table:number-columns-spanned="1" office:value-type="string">
            <text:p>Tsjecho-Slowakije</text:p>
          </table:table-cell>
          <table:table-cell ns41:value-type="string" table:number-rows-spanned="4" table:style-name="TL ColHeader" table:number-columns-spanned="1" office:value-type="string">
            <text:p>Zwitserland</text:p>
          </table:table-cell>
          <table:table-cell ns41:value-type="string" table:number-rows-spanned="4" table:style-name="TL ColHeader" table:number-columns-spanned="1" office:value-type="string">
            <text:p>Overige nationa-liteiten</text:p>
          </table:table-cell>
          <table:table-cell ns41:value-type="string" table:number-rows-spanned="4" table:style-name="TL ColHeader" table:number-columns-spanned="1" office:value-type="string">
            <text:p>Zonder nationa-liteit</text:p>
          </table:table-cell>
          <table:table-cell ns41:value-type="string" table:number-rows-spanned="4" table:style-name="TL ColHeader" table:number-columns-spanned="1" office:value-type="string">
            <text:p>Onbekende nationaliteit</text:p>
          </table:table-cell>
          <table:table-cell ns41:value-type="string" table:number-rows-spanned="4" table:style-name="TL ColHeader" table:number-columns-spanned="1" office:value-type="string">
            <text:p>Totaal kolommen 4 t/m 17</text:p>
          </table:table-cell>
          <table:table-cell ns41:value-type="string" table:number-rows-spanned="4" table:style-name="TL ColHeader" table:number-columns-spanned="1" office:value-type="string">
            <text:p>Nederland</text:p>
          </table:table-cell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5" table:style-name="ce40" table:number-columns-spanned="1" office:value-type="string">
            <text:p>Telling</text:p>
          </table:table-cell>
          <table:table-cell ns41:value-type="string" table:number-rows-spanned="5" table:style-name="ce40" table:number-columns-spanned="1" office:value-type="string">
            <text:p>Tabel</text:p>
          </table:table-cell>
          <table:table-cell ns41:value-type="string" table:number-rows-spanned="5" table:style-name="ce40" table:number-columns-spanned="1" office:value-type="string">
            <text:p>Pagina</text:p>
          </table:table-cell>
          <table:table-cell ns41:value-type="string" table:number-rows-spanned="5" table:style-name="ce52" table:number-columns-spanned="1" office:value-type="string">
            <text:p>Image nummer</text:p>
          </table:table-cell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style-name="TL ColHeader" table:number-columns-repeated="16"/>
          <table:covered-table-cell table:style-name="ce41" table:number-columns-repeated="3"/>
          <table:covered-table-cell table:style-name="ce53"/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style-name="TL ColHeader" table:number-columns-repeated="16"/>
          <table:covered-table-cell table:style-name="ce41" table:number-columns-repeated="3"/>
          <table:covered-table-cell table:style-name="ce53"/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style-name="TL ColHeader" table:number-columns-repeated="16"/>
          <table:covered-table-cell table:style-name="ce41" table:number-columns-repeated="3"/>
          <table:covered-table-cell table:style-name="ce53"/>
          <table:table-cell table:number-columns-repeated="999"/>
        </table:table-row>
        <table:table-row table:style-name="ro4"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table:style-name="ce26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covered-table-cell table:style-name="ce42" table:number-columns-repeated="3"/>
          <table:covered-table-cell table:style-name="ce54"/>
          <table:table-cell table:number-columns-repeated="99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5">
          <table:table-cell ns41:value-type="string" table:style-name="TL RowHeader" office:value-type="string">
            <text:p>Glasfabriek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1" office:value-type="float">
            <text:p>161</text:p>
          </table:table-cell>
          <table:table-cell ns41:value-type="string" table:style-name="ce43" office:value-type="string">
            <text:p>BT_1920</text:p>
          </table:table-cell>
          <table:table-cell ns41:value-type="string" table:style-name="ce47" office:value-type="string">
            <text:p>03_S3A</text:p>
          </table:table-cell>
          <table:table-cell ns41:value-type="float" table:style-name="ce47" office:value="40" office:value-type="float">
            <text:p>40</text:p>
          </table:table-cell>
          <table:table-cell ns41:value-type="float" table:style-name="ce55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Vloerenleggersbedrijv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1" office:value-type="float">
            <text:p>7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choorsteenvegersbedrijv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76" office:value-type="float">
            <text:p>17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Meubel- en stoelenmakerij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2647" office:value-type="float">
            <text:p>264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lompenmakerij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868" office:value-type="float">
            <text:p>2868</text:p>
          </table:table-cell>
          <table:table-cell ns41:value-type="float" table:style-name="TL Data" office:value="2950" office:value-type="float">
            <text:p>295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leermakerijen en confectiefabrieken (bovenkleeding)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671" office:value-type="float">
            <text:p>8671</text:p>
          </table:table-cell>
          <table:table-cell ns41:value-type="float" table:style-name="TL Data" office:value="8876" office:value-type="float">
            <text:p>887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leermakerijen en confectiefabrieken (bovenkleeding)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341" office:value-type="float">
            <text:p>7341</text:p>
          </table:table-cell>
          <table:table-cell ns41:value-type="float" table:style-name="TL Data" office:value="7513" office:value-type="float">
            <text:p>751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ontwerkerijen 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1" office:value-type="float">
            <text:p>9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ontwerkerijen 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orduurinrichtingen, vervaardiging van vrouwelijke handwerken, kunstbloemen, enz.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orduurinrichtingen, vervaardiging van vrouwelijke handwerken, kunstbloemen, enz.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8" office:value-type="float">
            <text:p>8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Dameshoedenmakerij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751" office:value-type="float">
            <text:p>175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arbiers- en kapperszaken en haarwerkerij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646" office:value-type="float">
            <text:p>4646</text:p>
          </table:table-cell>
          <table:table-cell ns41:value-type="float" table:style-name="TL Data" office:value="4741" office:value-type="float">
            <text:p>474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eeldhouwerij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18" office:value-type="float">
            <text:p>21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choenfabriek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752" office:value-type="float">
            <text:p>12752</text:p>
          </table:table-cell>
          <table:table-cell ns41:value-type="float" table:style-name="TL Data" office:value="12892" office:value-type="float">
            <text:p>1289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unstgebittenfabriek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9" office:value-type="float">
            <text:p>11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Opsporing van delfstoff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teenkolenmijnen</text:p>
          </table:table-cell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teenkolenmijn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07" office:value-type="float">
            <text:p>40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Zinkfabriek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8" office:value-type="float">
            <text:p>8</text:p>
          </table:table-cell>
          <table:table-cell table:style-name="TL Data" table:number-columns-repeated="1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lokken- en uurwerkfabriek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559" office:value-type="float">
            <text:p>155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Muziekinstrumentenfabriek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4" office:value-type="float">
            <text:p>28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Muziekinstrumentenfabriek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Vlasserij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46" office:value-type="float">
            <text:p>46</text:p>
          </table:table-cell>
          <table:table-cell table:style-name="TL Data" table:number-columns-repeated="13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65" office:value-type="float">
            <text:p>36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Vlasserijen</text:p>
          </table:table-cell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Vlasserij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9" office:value-type="float">
            <text:p>9</text:p>
          </table:table-cell>
          <table:table-cell table:style-name="TL Data" table:number-columns-repeated="1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8" office:value-type="float">
            <text:p>6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atoenververij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andfabriek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antfabriek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reierijen en tricotagefabriek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0" office:value-type="float">
            <text:p>90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roodbakkerijen 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823" office:value-type="float">
            <text:p>10823</text:p>
          </table:table-cell>
          <table:table-cell ns41:value-type="float" table:style-name="TL Data" office:value="10885" office:value-type="float">
            <text:p>1088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anketbakkerijen, koek- en beschuitfabriek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1597" office:value-type="float">
            <text:p>159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lachterijen en vleeschwarenfabriek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832" office:value-type="float">
            <text:p>9832</text:p>
          </table:table-cell>
          <table:table-cell ns41:value-type="float" table:style-name="TL Data" office:value="9913" office:value-type="float">
            <text:p>991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ierbrouwerijen en mouterij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5" office:value-type="float">
            <text:p>10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igarettenfabriek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office:annotation draw:style-name="gr2" svg:height="3.069cm" draw:caption-point-y="-0.89cm" svg:width="3.582cm" svg:x="40.577cm" draw:caption-point-x="-0.681cm" svg:y="20.906cm" draw:text-style-name="P1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igarettenfabrieken</text:p>
          </table:table-cell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 table:number-columns-repeated="11"/>
          <table:table-cell ns41:value-type="float" table:style-name="TL Data" office:value="1" office:value-type="float">
            <office:annotation draw:style-name="gr2" svg:height="2.168cm" draw:caption-point-y="-0.68cm" svg:width="3.581cm" svg:x="40.746cm" draw:caption-point-x="-0.85cm" svg:y="21.145cm" draw:text-style-name="P1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Sigarettenfabriek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Landbouw (akkerbouw en veehouderij)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164095" office:value-type="float">
            <text:p>164095</text:p>
          </table:table-cell>
          <table:table-cell ns41:value-type="float" table:style-name="TL Data" office:value="165506" office:value-type="float">
            <text:p>16550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Landbouw (akkerbouw en veehouderij)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 table:number-columns-repeated="6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8864" office:value-type="float">
            <text:p>28864</text:p>
          </table:table-cell>
          <table:table-cell ns41:value-type="float" table:style-name="TL Data" office:value="29071" office:value-type="float">
            <text:p>2907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ooplied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30394" office:value-type="float">
            <text:p>30394</text:p>
          </table:table-cell>
          <table:table-cell ns41:value-type="float" table:style-name="TL Data" office:value="31491" office:value-type="float">
            <text:p>31491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ooplieden</text:p>
          </table:table-cell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035" office:value-type="float">
            <text:p>2035</text:p>
          </table:table-cell>
          <table:table-cell ns41:value-type="float" table:style-name="TL Data" office:value="2223" office:value-type="float">
            <text:p>222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ooplieden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924" office:value-type="float">
            <text:p>192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Winkelier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37919" office:value-type="float">
            <text:p>37919</text:p>
          </table:table-cell>
          <table:table-cell ns41:value-type="float" table:style-name="TL Data" office:value="38557" office:value-type="float">
            <text:p>3855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Winkelier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861" office:value-type="float">
            <text:p>19861</text:p>
          </table:table-cell>
          <table:table-cell ns41:value-type="float" table:style-name="TL Data" office:value="20083" office:value-type="float">
            <text:p>2008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Winkeliers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095" office:value-type="float">
            <text:p>5095</text:p>
          </table:table-cell>
          <table:table-cell ns41:value-type="float" table:style-name="TL Data" office:value="5189" office:value-type="float">
            <text:p>5189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Winkeliers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2298" office:value-type="float">
            <text:p>229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Kramer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Venter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237" office:value-type="float">
            <text:p>16237</text:p>
          </table:table-cell>
          <table:table-cell ns41:value-type="float" table:style-name="TL Data" office:value="16427" office:value-type="float">
            <text:p>1642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Venter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1625" office:value-type="float">
            <text:p>162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Expeditie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48" office:value-type="float">
            <text:p>5948</text:p>
          </table:table-cell>
          <table:table-cell ns41:value-type="float" table:style-name="TL Data" office:value="5993" office:value-type="float">
            <text:p>5993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innenscheepvaart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578" office:value-type="float">
            <text:p>13578</text:p>
          </table:table-cell>
          <table:table-cell ns41:value-type="float" table:style-name="TL Data" office:value="13625" office:value-type="float">
            <text:p>13625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Hotels en restaurant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2626" office:value-type="float">
            <text:p>262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Hotels en restaurant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706" office:value-type="float">
            <text:p>70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Hotels en restaurants</text:p>
          </table:table-cell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6" office:value-type="float">
            <text:p>166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Hotels en restaurants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28" office:value-type="float">
            <text:p>42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Pension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1027" office:value-type="float">
            <text:p>1027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Pension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7877" office:value-type="float">
            <text:p>7877</text:p>
          </table:table-cell>
          <table:table-cell ns41:value-type="float" table:style-name="TL Data" office:value="8078" office:value-type="float">
            <text:p>8078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Cafes en bierhuiz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856" office:value-type="float">
            <text:p>7856</text:p>
          </table:table-cell>
          <table:table-cell ns41:value-type="float" table:style-name="TL Data" office:value="8002" office:value-type="float">
            <text:p>800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Cafes en bierhuizen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2654" office:value-type="float">
            <text:p>2654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Bankinstellingen, kassiers en commissionairs en effecten en wissel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142" office:value-type="float">
            <text:p>114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Geldwisselaars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ce44" office:value-type="string">
            <text:p>BT_1920</text:p>
          </table:table-cell>
          <table:table-cell ns41:value-type="string" table:style-name="ce48" office:value-type="string">
            <text:p>03_S3A</text:p>
          </table:table-cell>
          <table:table-cell ns41:value-type="float" office:value="40" office:value-type="float">
            <text:p>40</text:p>
          </table:table-cell>
          <table:table-cell ns41:value-type="float" table:style-name="ce56" office:value="210165" office:value-type="float">
            <text:p>210165</text:p>
          </table:table-cell>
          <table:table-cell table:number-columns-repeated="999"/>
        </table:table-row>
        <table:table-row table:style-name="ro5">
          <table:table-cell ns41:value-type="string" table:style-name="TL RowHeader" office:value-type="string">
            <text:p>Totaal (inclusief de bedrijven hierboven niet genoemd)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M</text:p>
          </table:table-cell>
          <table:table-cell table:style-name="ce27"/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25" office:value-type="float">
            <text:p>5925</text:p>
          </table:table-cell>
          <table:table-cell ns41:value-type="float" table:style-name="TL Data" office:value="440369" office:value-type="float">
            <text:p>440369</text:p>
          </table:table-cell>
          <table:table-cell ns41:value-type="float" table:style-name="TL Data" office:value="446294" office:value-type="float">
            <text:p>446294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TL RowHeader" office:value-type="string">
            <text:p>Totaal (inclusief de bedrijven hierboven niet genoemd)</text:p>
          </table:table-cell>
          <table:table-cell ns41:value-type="string" table:style-name="TL RowHeader" office:value-type="string">
            <text:p>A</text:p>
          </table:table-cell>
          <table:table-cell ns41:value-type="string" table:style-name="TL RowHeader" office:value-type="string">
            <text:p>V</text:p>
          </table:table-cell>
          <table:table-cell table:style-name="ce27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77269" office:value-type="float">
            <text:p>77269</text:p>
          </table:table-cell>
          <table:table-cell ns41:value-type="float" table:style-name="TL Data" office:value="78373" office:value-type="float">
            <text:p>78373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TL RowHeader" office:value-type="string">
            <text:p>Totaal (inclusief de bedrijven hierboven niet genoemd)</text:p>
          </table:table-cell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M</text:p>
          </table:table-cell>
          <table:table-cell table:style-name="ce27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9214" office:value-type="float">
            <text:p>9214</text:p>
          </table:table-cell>
          <table:table-cell ns41:value-type="float" table:style-name="TL Data" office:value="9673" office:value-type="float">
            <text:p>9673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TL RowHeader" office:value-type="string">
            <text:p>Totaal (inclusief de bedrijven hierboven niet genoemd)</text:p>
          </table:table-cell>
          <table:table-cell ns41:value-type="string" table:style-name="TL RowHeader" office:value-type="string">
            <text:p>B</text:p>
          </table:table-cell>
          <table:table-cell ns41:value-type="string" table:style-name="TL RowHeader" office:value-type="string">
            <text:p>V</text:p>
          </table:table-cell>
          <table:table-cell table:style-name="ce2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72" office:value-type="float">
            <text:p>272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TL RowHeader" office:value-type="string">
            <text:p>Totaal (inclusief de bedrijven hierboven niet genoemd)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M</text:p>
          </table:table-cell>
          <table:table-cell table:style-name="ce27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44527" office:value-type="float">
            <text:p>44527</text:p>
          </table:table-cell>
          <table:table-cell ns41:value-type="float" table:style-name="TL Data" office:value="45986" office:value-type="float">
            <text:p>45986</text:p>
          </table:table-cell>
          <table:table-cell ns41:value-type="string" table:style-name="ce45" office:value-type="string">
            <text:p>BT_1920</text:p>
          </table:table-cell>
          <table:table-cell ns41:value-type="string" table:style-name="ce49" office:value-type="string">
            <text:p>03_S3A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57" office:value="210165" office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ns41:value-type="string" table:style-name="TL RowHeader" office:value-type="string">
            <text:p>Totaal (inclusief de bedrijven hierboven niet genoemd)</text:p>
          </table:table-cell>
          <table:table-cell ns41:value-type="string" table:style-name="TL RowHeader" office:value-type="string">
            <text:p>C</text:p>
          </table:table-cell>
          <table:table-cell ns41:value-type="string" table:style-name="TL RowHeader" office:value-type="string">
            <text:p>V</text:p>
          </table:table-cell>
          <table:table-cell table:style-name="ce27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112" office:value-type="float">
            <text:p>4112</text:p>
          </table:table-cell>
          <table:table-cell ns41:value-type="float" table:style-name="TL Data" office:value="4207" office:value-type="float">
            <text:p>4207</text:p>
          </table:table-cell>
          <table:table-cell ns41:value-type="string" table:style-name="ce46" office:value-type="string">
            <text:p>BT_1920</text:p>
          </table:table-cell>
          <table:table-cell ns41:value-type="string" table:style-name="ce50" office:value-type="string">
            <text:p>03_S3A</text:p>
          </table:table-cell>
          <table:table-cell ns41:value-type="float" table:style-name="ce50" office:value="40" office:value-type="float">
            <text:p>40</text:p>
          </table:table-cell>
          <table:table-cell ns41:value-type="float" table:style-name="ce58" office:value="210165" office:value-type="float">
            <text:p>210165</text:p>
          </table:table-cell>
          <table:table-cell table:style-name="ce59" table:number-columns-repeated="999"/>
        </table:table-row>
        <table:table-row table:style-name="ro6">
          <table:table-cell table:number-columns-repeated="1024"/>
        </table:table-row>
        <table:table-row table:style-name="ro7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IA" style:page-layout-name="Mpm3" style:display-name="PageStyle_Staat III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07-16T09:49:25</meta:creation-date>
    <dc:creator>Tom Vreugdenhil</dc:creator>
    <dc:date>2010-06-25T20:14:24</dc:date>
    <meta:document-statistic meta:object-count="0" meta:cell-count="1154" meta:table-count="1"/>
    <meta:generator>ODFPY/1.3.0dev</meta:generator>
  </office:meta>
</office:document-meta>
</file>